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cm" fo:min-width="5.75cm"/>
      <style:paragraph-properties style:writing-mode="lr-tb"/>
    </style:style>
    <style:style style:name="gr2" style:family="graphic" style:parent-style-name="standard">
      <style:graphic-properties draw:fill="solid" draw:fill-color="#ff7b59" draw:textarea-horizontal-align="justify" draw:textarea-vertical-align="middle" draw:auto-grow-height="false" fo:min-height="2cm" fo:min-width="5.25cm"/>
      <style:paragraph-properties style:writing-mode="lr-tb"/>
    </style:style>
    <style:style style:name="gr3" style:family="graphic" style:parent-style-name="standard">
      <style:graphic-properties draw:fill-color="#dddddd" draw:textarea-horizontal-align="justify" draw:textarea-vertical-align="middle" draw:auto-grow-height="false" fo:min-height="5.762cm" fo:min-width="5.334cm" draw:shadow="hidden"/>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textarea-horizontal-align="justify" draw:textarea-vertical-align="middle" draw:auto-grow-height="false" fo:min-height="1.518cm" fo:min-width="1.976cm"/>
      <style:paragraph-properties style:writing-mode="lr-tb"/>
    </style:style>
    <style:style style:name="gr6" style:family="graphic" style:parent-style-name="standard">
      <style:graphic-properties draw:fill-color="#81d41a" draw:auto-grow-height="false" fo:min-height="0.48cm" fo:min-width="2.028cm" fo:wrap-option="wrap"/>
      <style:paragraph-properties style:writing-mode="lr-tb"/>
    </style:style>
    <style:style style:name="gr7" style:family="graphic" style:parent-style-name="standard">
      <style:graphic-properties draw:textarea-horizontal-align="justify" draw:textarea-vertical-align="middle" draw:auto-grow-height="false" fo:min-height="2cm" fo:min-width="2cm"/>
      <style:paragraph-properties style:writing-mode="lr-tb"/>
    </style:style>
    <style:style style:name="gr8" style:family="graphic" style:parent-style-name="standard">
      <style:graphic-properties draw:textarea-horizontal-align="justify" draw:textarea-vertical-align="middle" draw:auto-grow-height="false" fo:min-height="2.75cm" fo:min-width="3.75cm"/>
      <style:paragraph-properties style:writing-mode="lr-tb"/>
    </style:style>
    <style:style style:name="gr9" style:family="graphic" style:parent-style-name="standard">
      <style:graphic-properties draw:textarea-horizontal-align="justify" draw:textarea-vertical-align="middle" draw:auto-grow-height="false" fo:min-height="2cm" fo:min-width="4.25cm"/>
      <style:paragraph-properties style:writing-mode="lr-tb"/>
    </style:style>
    <style:style style:name="gr10" style:family="graphic" style:parent-style-name="standard">
      <style:graphic-properties draw:textarea-horizontal-align="justify" draw:textarea-vertical-align="middle" draw:auto-grow-height="false" fo:min-height="2.749cm" fo:min-width="8.499cm" fo:wrap-option="no-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 style:family="graphic" style:parent-style-name="standard">
      <style:graphic-properties draw:textarea-horizontal-align="justify" draw:textarea-vertical-align="middle" draw:auto-grow-height="false" fo:min-height="0.806cm" fo:min-width="7.066cm" fo:wrap-option="no-wrap"/>
      <style:paragraph-properties style:writing-mode="lr-tb"/>
    </style:style>
    <style:style style:name="gr13" style:family="graphic" style:parent-style-name="standard">
      <style:graphic-properties draw:textarea-horizontal-align="justify" draw:textarea-vertical-align="middle" draw:auto-grow-height="false" fo:min-height="2.749cm" fo:min-width="6cm" fo:wrap-option="no-wrap"/>
      <style:paragraph-properties style:writing-mode="lr-tb"/>
    </style:style>
    <style:style style:name="P1" style:family="paragraph">
      <style:paragraph-properties fo:text-align="center"/>
      <style:text-properties fo:language="en" fo:country="US"/>
    </style:style>
    <style:style style:name="P2" style:family="paragraph">
      <loext:graphic-properties draw:fill="solid" draw:fill-color="#ff7b59"/>
      <style:paragraph-properties fo:text-align="center"/>
      <style:text-properties fo:language="en" fo:country="US"/>
    </style:style>
    <style:style style:name="P3" style:family="paragraph">
      <loext:graphic-properties draw:fill-color="#dddddd"/>
      <style:paragraph-properties fo:text-align="center"/>
      <style:text-properties fo:language="en" fo:country="US"/>
    </style:style>
    <style:style style:name="P4" style:family="paragraph">
      <style:text-properties fo:language="en" fo:country="US"/>
    </style:style>
    <style:style style:name="P5" style:family="paragraph">
      <loext:graphic-properties draw:fill-color="#81d41a"/>
      <style:text-properties fo:language="en" fo:country="US"/>
    </style:style>
    <style:style style:name="P6" style:family="paragraph">
      <loext:graphic-properties draw:fill="none" draw:fill-color="#ffffff"/>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2 id1 id7 id8 id9 id4 id3 id10 id11 id6 id5 id12 id13 id14 id15 id16 id17">
        <draw:custom-shape draw:style-name="gr1" draw:text-style-name="P1" xml:id="id1" draw:id="id1" draw:layer="layout" svg:width="6.25cm" svg:height="3.25cm" svg:x="7cm" svg:y="7.75cm">
          <text:p text:style-name="P1">game</text:p>
          <draw:enhanced-geometry svg:viewBox="0 0 21600 21600" draw:type="rectangle" draw:enhanced-path="M 0 0 L 21600 0 21600 21600 0 21600 0 0 Z N"/>
        </draw:custom-shape>
        <draw:custom-shape draw:style-name="gr2" draw:text-style-name="P2" xml:id="id2" draw:id="id2" draw:layer="layout" svg:width="5.75cm" svg:height="2.25cm" svg:x="3cm" svg:y="13.5cm">
          <text:p text:style-name="P1">Map</text:p>
          <draw:enhanced-geometry svg:viewBox="0 0 21600 21600" draw:type="rectangle" draw:enhanced-path="M 0 0 L 21600 0 21600 21600 0 21600 0 0 Z N"/>
        </draw:custom-shape>
        <draw:custom-shape draw:style-name="gr3" draw:text-style-name="P3" xml:id="id10" draw:id="id10" draw:layer="layout" svg:width="8.25cm" svg:height="8.5cm" svg:x="13.75cm" svg:y="1.25cm">
          <text:p text:style-name="P1">creatur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xml:id="id7" draw:id="id7" draw:layer="layout" svg:x1="10.125cm" svg:y1="11cm" svg:x2="5.875cm" svg:y2="13.5cm" draw:start-shape="id1" draw:start-glue-point="2" draw:end-shape="id2" svg:d="M10125 11000v1250h-4250v1250" svg:viewBox="0 0 4251 2501">
          <text:p/>
        </draw:connector>
        <draw:connector draw:style-name="gr4" draw:text-style-name="P1" xml:id="id8" draw:id="id8" draw:layer="layout" draw:line-skew="-7.251cm" svg:x1="10.125cm" svg:y1="11cm" svg:x2="17.75cm" svg:y2="2cm" draw:start-shape="id1" draw:start-glue-point="2" draw:end-shape="id3" draw:end-glue-point="4" svg:d="M10125 11000v-6750h4500v-2751h3125v501" svg:viewBox="0 0 7626 9502">
          <text:p/>
        </draw:connector>
        <draw:connector draw:style-name="gr4" draw:text-style-name="P1" xml:id="id9" draw:id="id9" draw:layer="layout" svg:x1="13.25cm" svg:y1="9.375cm" svg:x2="15.25cm" svg:y2="7.625cm" draw:start-shape="id1" draw:end-shape="id4" svg:d="M13250 9375h1000v-1750h1000" svg:viewBox="0 0 2001 1751">
          <text:p/>
        </draw:connector>
        <draw:custom-shape draw:style-name="gr5" draw:text-style-name="P1" xml:id="id3" draw:id="id3" draw:layer="layout" svg:width="3.5cm" svg:height="2.5cm" svg:x="16cm" svg:y="2cm">
          <text:p text:style-name="P1">Play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xml:id="id4" draw:id="id4" draw:layer="layout" svg:width="5.25cm" svg:height="2.25cm" svg:x="15.25cm" svg:y="6.5cm">
          <text:p text:style-name="P4">mobs</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7" draw:text-style-name="P1" xml:id="id11" draw:id="id11" draw:layer="Layer4" svg:width="2.5cm" svg:height="2.25cm" svg:x="11.75cm" svg:y="15.25cm">
          <text:p text:style-name="P1">Tiles</text:p>
          <draw:enhanced-geometry svg:viewBox="0 0 21600 21600" draw:type="rectangle" draw:enhanced-path="M 0 0 L 21600 0 21600 21600 0 21600 0 0 Z N"/>
        </draw:custom-shape>
        <draw:custom-shape draw:style-name="gr8" draw:text-style-name="P1" xml:id="id6" draw:id="id6" draw:layer="Layer4" svg:width="4.25cm" svg:height="3cm" svg:x="6cm" svg:y="16.5cm">
          <text:p text:style-name="P1">map_creator</text:p>
          <draw:enhanced-geometry svg:viewBox="0 0 21600 21600" draw:type="rectangle" draw:enhanced-path="M 0 0 L 21600 0 21600 21600 0 21600 0 0 Z N"/>
        </draw:custom-shape>
        <draw:custom-shape draw:style-name="gr9" draw:text-style-name="P1" xml:id="id5" draw:id="id5" draw:layer="Layer4" svg:width="4.75cm" svg:height="2.25cm" svg:x="1.75cm" svg:y="21.25cm">
          <text:p text:style-name="P1">map_controller</text:p>
          <text:p text:style-name="P1"/>
          <draw:enhanced-geometry svg:viewBox="0 0 21600 21600" draw:type="rectangle" draw:enhanced-path="M 0 0 L 21600 0 21600 21600 0 21600 0 0 Z N"/>
        </draw:custom-shape>
        <draw:connector draw:style-name="gr4" draw:text-style-name="P1" xml:id="id12" draw:id="id12" draw:layer="Layer4" svg:x1="5.875cm" svg:y1="15.75cm" svg:x2="4.125cm" svg:y2="21.25cm" draw:start-shape="id2" draw:end-shape="id5" svg:d="M5875 15750v2750h-1750v2750" svg:viewBox="0 0 1751 5501">
          <text:p/>
        </draw:connector>
        <draw:custom-shape draw:style-name="gr10" draw:text-style-name="P1" xml:id="id13" draw:id="id13" draw:layer="Layer4" svg:width="8.999cm" svg:height="2.999cm" svg:x="10.75cm" svg:y="19.75cm">
          <text:p text:style-name="P1">Create a map in interactive mode</text:p>
          <text:p text:style-name="P1">Return a dict with Tiles</text:p>
          <text:p text:style-name="P1">Save the map as file</text:p>
          <draw:enhanced-geometry svg:viewBox="0 0 21600 21600" draw:mirror-horizontal="false" draw:type="line-callout-2" draw:modifiers="-7800 -7192.8 -3600 4000 -600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4" draw:text-style-name="P1" xml:id="id14" draw:id="id14" draw:layer="Layer4" svg:x1="8.125cm" svg:y1="19.5cm" svg:x2="4.125cm" svg:y2="21.25cm" draw:start-shape="id6" draw:end-shape="id5" svg:d="M8125 19500v875h-4000v875" svg:viewBox="0 0 4001 1751">
          <text:p/>
        </draw:connector>
        <draw:frame draw:style-name="gr11" draw:text-style-name="P6" xml:id="id15" draw:id="id15" draw:layer="Layer4" svg:width="4.558cm" svg:height="3.095cm" svg:x="14.75cm" svg:y="15.038cm">
          <draw:text-box>
            <text:p text:style-name="P4">Surface</text:p>
            <text:p text:style-name="P4">Types</text:p>
            <text:p text:style-name="P4">X,y default 0,0</text:p>
            <text:p text:style-name="P4"/>
          </draw:text-box>
        </draw:frame>
        <draw:custom-shape draw:style-name="gr12" draw:text-style-name="P1" xml:id="id16" draw:id="id16" draw:layer="Layer4" svg:width="10.75cm" svg:height="1.5cm" svg:x="12.5cm" svg:y="13cm">
          <text:p text:style-name="P1">1 Tile = 1 File</text:p>
          <draw:enhanced-geometry svg:viewBox="0 0 21600 21600" draw:glue-points="10800 0 3160 3160 0 10800 3160 18440 10800 21600 18440 18440 21600 10800 18440 3160 ?f14 ?f15" draw:text-areas="3200 3200 18400 18400" draw:type="round-callout" draw:modifiers="1962.90577620686 32896.46902065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 xml:id="id17" draw:id="id17" draw:layer="Layer4" svg:width="6.5cm" svg:height="2.999cm" svg:x="2.25cm" svg:y="24cm">
          <text:p text:style-name="P1">Loads maps from file</text:p>
          <text:p text:style-name="P1"/>
          <draw:enhanced-geometry svg:viewBox="0 0 21600 21600" draw:mirror-horizontal="false" draw:mirror-vertical="false" draw:type="line-callout-3" draw:modifiers="9137.05583756345 -3592.8 -833.96400553761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20T09:50:35.470684402</meta:creation-date>
    <dc:date>2021-08-20T10:19:10.969110738</dc:date>
    <meta:editing-duration>PT7M45S</meta:editing-duration>
    <meta:editing-cycles>2</meta:editing-cycles>
    <meta:generator>LibreOffice/7.1.5.2$Linux_X86_64 LibreOffice_project/10$Build-2</meta:generator>
    <meta:document-statistic meta:object-count="17"/>
  </office:meta>
</office:document-meta>
</file>